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58b6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58b6a" style:font-size-asian="11pt" style:font-size-complex="11pt"/>
    </style:style>
    <style:style style:name="P4" style:family="paragraph" style:parent-style-name="Standard">
      <style:text-properties officeooo:paragraph-rsid="00158b6a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8b6a" style:font-size-asian="10pt" style:font-size-complex="10pt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175ba2" style:font-size-asian="12pt" style:font-weight-asian="normal" style:font-size-complex="12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<text:span text:style-name="T13">do text</text:span></text:p><text:p text:style-name="P10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8">Accusé de réception d'un permis d'environnement classe 2</text:p>
      <text:p text:style-name="P7"/>
      <text:p text:style-name="P7"><office:annotation><dc:creator>Gauthier Bastien</dc:creator><dc:date>2011-02-16T16:12:24</dc:date><text:p text:style-name="P10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7"/>
      <text:p text:style-name="P7"/>
      <text:p text:style-name="P5">Je soussigné,</text:p>
      <text:p text:style-name="P9"><text:span text:style-name="T10"><text:text-input text:description="Date début d'enquête">self.getFolderManagersSignaletic()</text:text-input></text:span><text:span text:style-name="T10">,</text:span></text:p>
      <text:p text:style-name="P5">conformément aux dispositions prescrites à l’article 14 § 1<text:span text:style-name="T5">er</text:span> du décret du 11 mars 1999 relatif au permis d’environnement, atteste avoir reçu un dossier de permis d'environnement pour un établissement de classe 2 en 3 exemplaires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5">Nous restons à votre disposition pour tout renseignement complémentaire et vous prions d’agréer, <text:text-input text:description="Demandeur-Titre">applicantobj.getPersonTitleValue()</text:text-input>, 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3:29.676989650</dc:date>
    <dc:language>fr-FR</dc:language>
    <meta:editing-cycles>72</meta:editing-cycles>
    <meta:editing-duration>P1DT8H16M38S</meta:editing-duration>
    <meta:document-statistic meta:table-count="1" meta:image-count="0" meta:object-count="0" meta:page-count="1" meta:paragraph-count="15" meta:word-count="138" meta:character-count="1147" meta:non-whitespace-character-count="1055"/>
    <meta:user-defined meta:name="Info 1"/>
    <meta:user-defined meta:name="Info 2"/>
    <meta:user-defined meta:name="Info 3"/>
    <meta:user-defined meta:name="Info 4"/>
  </office:meta>
</office:document-meta>
</file>